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2" style:family="table">
      <style:table-properties style:width="14.631cm" table:align="left"/>
    </style:style>
    <style:style style:name="Tabla2.A" style:family="table-column">
      <style:table-column-properties style:column-width="14.631cm"/>
    </style:style>
    <style:style style:name="Tabla2.A1" style:family="table-cell">
      <style:table-cell-properties fo:padding="0.097cm" fo:border="0.05pt solid #000000"/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4pt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1pt" fo:font-style="normal" style:text-underline-style="none" fo:font-weight="normal" style:font-weight-asian="normal" style:font-weight-complex="normal"/>
    </style:style>
    <style:style style:name="P3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0pt" fo:font-style="normal" fo:font-weight="normal"/>
    </style:style>
    <style:style style:name="P5" style:family="paragraph" style:parent-style-name="Preformatted_20_Text">
      <loext:graphic-properties draw:fill="solid" draw:fill-color="#ffffff" draw:opacity="100%"/>
      <style:paragraph-properties fo:margin-left="1.251cm" fo:margin-right="0cm" fo:text-align="justify" style:justify-single-word="false" fo:text-indent="0cm" style:auto-text-indent="false" fo:background-color="#ffffff"/>
      <style:text-properties fo:color="#1f2f42" loext:opacity="100%" style:font-name="Arial1" fo:font-size="10pt" fo:font-style="normal" fo:font-weight="normal" style:font-size-asian="10pt" style:font-size-complex="10pt"/>
    </style:style>
    <style:style style:name="P6" style:family="paragraph" style:parent-style-name="Text_20_body">
      <style:text-properties style:font-name="Arial" fo:font-size="9pt" style:font-size-asian="9pt" style:font-size-complex="9pt"/>
    </style:style>
    <style:style style:name="P7" style:family="paragraph" style:parent-style-name="Text_20_body">
      <style:paragraph-properties fo:text-align="start" style:justify-single-word="false"/>
      <style:text-properties style:font-name="Arial" fo:font-size="9pt" style:font-size-asian="9pt" style:font-size-complex="9pt"/>
    </style:style>
    <style:style style:name="P8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000000" loext:opacity="100%" style:font-name="Arial1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Preformatted_20_Text" style:list-style-name="L1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0pt" fo:font-style="normal" fo:font-weight="normal" style:font-size-asian="10pt" style:font-size-complex="10pt"/>
    </style:style>
    <style:style style:name="P10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0pt" fo:font-style="normal" fo:font-weight="normal" style:font-size-asian="10pt" style:font-size-complex="10pt"/>
    </style:style>
    <style:style style:name="P11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0pt" fo:font-style="normal" fo:font-weight="normal"/>
    </style:style>
    <style:style style:name="P12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0pt" fo:font-style="normal" fo:font-weight="normal" fo:background-color="#ffff00" style:font-size-asian="10pt" style:font-size-complex="10pt"/>
    </style:style>
    <style:style style:name="P13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P14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1pt" fo:font-style="normal" style:text-underline-style="none" fo:font-weight="normal" style:font-weight-asian="normal" style:font-weight-complex="normal"/>
    </style:style>
    <style:style style:name="P15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000000" loext:opacity="100%" style:font-name="Arial1" fo:font-size="10pt" fo:font-style="normal" style:text-underline-style="none" fo:font-weight="normal" fo:background-color="#ffff00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Arial" fo:font-size="9pt" officeooo:paragraph-rsid="0018b33b" style:font-size-asian="9pt" style:font-size-complex="9pt"/>
    </style:style>
    <style:style style:name="P17" style:family="paragraph" style:parent-style-name="Text_20_body">
      <style:paragraph-properties fo:text-align="start" style:justify-single-word="false"/>
      <style:text-properties style:font-name="Arial" fo:font-size="9pt" officeooo:paragraph-rsid="001964a2" style:font-size-asian="9pt" style:font-size-complex="9pt"/>
    </style:style>
    <style:style style:name="P18" style:family="paragraph" style:parent-style-name="Text_20_body">
      <style:paragraph-properties fo:text-align="start" style:justify-single-word="false"/>
      <style:text-properties style:font-name="Arial" fo:font-size="9pt" officeooo:paragraph-rsid="001964a2" fo:background-color="#ffff00" style:font-size-asian="9pt" style:font-size-complex="9pt"/>
    </style:style>
    <style:style style:name="P19" style:family="paragraph" style:parent-style-name="Text_20_body">
      <style:text-properties style:font-name="Arial" fo:font-size="9pt" fo:background-color="#ffff00" style:font-size-asian="9pt" style:font-size-complex="9pt"/>
    </style:style>
    <style:style style:name="T1" style:family="text">
      <style:text-properties fo:font-style="normal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17cm" fo:text-indent="-0.635cm" fo:margin-left="1.91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52cm" fo:text-indent="-0.635cm" fo:margin-left="2.55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87cm" fo:text-indent="-0.635cm" fo:margin-left="3.18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22cm" fo:text-indent="-0.635cm" fo:margin-left="3.822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57cm" fo:text-indent="-0.635cm" fo:margin-left="4.45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92cm" fo:text-indent="-0.635cm" fo:margin-left="5.09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27cm" fo:text-indent="-0.635cm" fo:margin-left="5.72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62cm" fo:text-indent="-0.635cm" fo:margin-left="6.36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97cm" fo:text-indent="-0.635cm" fo:margin-left="6.99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32cm" fo:text-indent="-0.635cm" fo:margin-left="7.63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LETÍN 7</text:p>
      <text:p text:style-name="P8"><text:span text:style-name="T1">1- </text:span><text:s/>Definir un documento XML que ofrezca un listado de 1 o más editoriales, donde cada editorial presenta la siguiente información: nombre, dirección, email, página, teléfono y fax.</text:p>
      <text:p text:style-name="P3"><text:s text:c="3"/>Definir su correspondiente DTD y construir el fichero XML válido con respecto a éste.</text:p>
      <text:p text:style-name="P15">&lt;?xml version="1.0" encoding="UTF-8"?&gt;</text:p>
      <text:p text:style-name="P15">&lt;!DOCTYPE editoriales [</text:p>
      <text:p text:style-name="P15">&lt;!ELEMENT editoriales (editorial+)&gt;</text:p>
      <text:p text:style-name="P15">&lt;!ELEMENT editorial (nombre, direccion, email, pagina, telefono, fax)&gt;</text:p>
      <text:p text:style-name="P15">&lt;!ELEMENT nombre (#PCDATA)&gt;</text:p>
      <text:p text:style-name="P15">&lt;!ELEMENT direccion (#PCDATA)&gt;</text:p>
      <text:p text:style-name="P15">&lt;!ELEMENT email (#PCDATA)&gt;</text:p>
      <text:p text:style-name="P15">&lt;!ELEMENT pagina (#PCDATA)&gt;</text:p>
      <text:p text:style-name="P15">&lt;!ELEMENT telefono (#PCDATA)&gt;</text:p>
      <text:p text:style-name="P15">&lt;!ELEMENT fax (#PCDATA)&gt;</text:p>
      <text:p text:style-name="P15">]&gt;</text:p>
      <text:p text:style-name="P15"/>
      <text:p text:style-name="P15">&lt;editoriales&gt;</text:p>
      <text:p text:style-name="P15"><text:s text:c="2"/>&lt;editorial&gt;</text:p>
      <text:p text:style-name="P15"><text:s text:c="4"/>&lt;nombre&gt;&lt;/nombre&gt;</text:p>
      <text:p text:style-name="P15"><text:s text:c="4"/>&lt;direccion&gt;&lt;/direccion&gt;</text:p>
      <text:p text:style-name="P15"><text:s text:c="4"/>&lt;email&gt;&lt;/email&gt;</text:p>
      <text:p text:style-name="P15"><text:s text:c="4"/>&lt;pagina&gt;&lt;/pagina&gt;</text:p>
      <text:p text:style-name="P15"><text:s text:c="4"/>&lt;telefono&gt;&lt;/telefono&gt;</text:p>
      <text:p text:style-name="P15"><text:s text:c="4"/>&lt;fax&gt;&lt;/fax&gt;</text:p>
      <text:p text:style-name="P15"><text:s text:c="2"/>&lt;/editorial&gt;</text:p>
      <text:p text:style-name="P15">&lt;/editoriales&gt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- Definir el correspondiente DTD para el siguiente documento XML: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6">&lt;?xml version="1.0"?&gt;</text:p>
            <text:p text:style-name="P18">&lt;!DOCTYPE libro [</text:p>
            <text:p text:style-name="P18">&lt;!ELEMENT libro (titulo, disponible, autor, formato, publicacion, precio, descuento, enlacelibro)&gt;</text:p>
            <text:p text:style-name="P18">&lt;!ELEMENT titulo (#PCDATA)&gt;</text:p>
            <text:p text:style-name="P18">&lt;!ELEMENT disponible EMPTY&gt;</text:p>
            <text:p text:style-name="P18">&lt;!ATTLIST disponible tiempo NMTOKEN #REQUIRED&gt;</text:p>
            <text:p text:style-name="P18">&lt;!ATTLIST disponible unidad NMTOKEN #REQUIRED&gt;</text:p>
            <text:p text:style-name="P18">&lt;!ELEMENT autor (#PCDATA)&gt;</text:p>
            <text:p text:style-name="P18">&lt;!ELEMENT formato (#PCDATA)&gt;</text:p>
            <text:p text:style-name="P18">&lt;!ELEMENT publicacion (#PCDATA)&gt;</text:p>
            <text:p text:style-name="P18">&lt;!ELEMENT precio EMPTY&gt;</text:p>
            <text:p text:style-name="P18">&lt;!ATTLIST precio cantidad NMTOKEN #REQUIRED&gt;</text:p>
            <text:p text:style-name="P18">&lt;!ATTLIST precio moneda NMTOKEN #REQUIRED&gt;</text:p>
            <text:p text:style-name="P18">&lt;!ELEMENT descuento EMPTY&gt;</text:p>
            <text:p text:style-name="P18">&lt;!ATTLIST descuento cantidad NMTOKEN #REQUIRED&gt;</text:p>
            <text:p text:style-name="P18">&lt;!ELEMENT enlacelibro EMPTY&gt;</text:p>
            <text:p text:style-name="P18">&lt;!ATTLIST enlacelibro href CDATA #REQUIRED&gt;</text:p>
            <text:p text:style-name="P17"><text:span text:style-name="T3">]&gt;</text:span><text:line-break/>&lt;libro&gt;<text:line-break/>&lt;titulo&gt; Cien años de soledad &lt;/titulo&gt;<text:line-break/>&lt;disponible tiempo="24" unidad="horas"/&gt;<text:line-break/>&lt;autor&gt; Gabriel García Márquez &lt;/autor&gt;<text:line-break/>&lt;formato&gt; Rústica &lt;/formato&gt;<text:line-break/>&lt;publicacion&gt;1967 &lt;/publicacion&gt;<text:line-break/>&lt;precio cantidad="9.99" moneda="euro"/&gt;<text:line-break/>&lt;descuento cantidad="5"/&gt;<text:line-break/>&lt;enlacelibro href="/exec/ISBN/84-473-0619-4"/&gt;<text:line-break/>&lt;/libro&gt;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- Definir el correspondiente DTD para el siguiente documento XML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9">&lt;?xml version="1.0"?&gt;</text:p>
            <text:p text:style-name="P19">&lt;!DOCTYPE clinicas [</text:p>
            <text:p text:style-name="P19">&lt;!ELEMENT clinicas (clinica*)&gt;</text:p>
            <text:p text:style-name="P19">&lt;!ELEMENT clinica (cita*)&gt;</text:p>
            <text:p text:style-name="P19">&lt;!ATTLIST clinica nombre CDATA #REQUIRED&gt;</text:p>
            <text:p text:style-name="P19">&lt;!ELEMENT cita (medico, paciente)&gt;</text:p>
            <text:p text:style-name="P19">&lt;!ATTLIST cita fecha CDATA #REQUIRED&gt;</text:p>
            <text:p text:style-name="P19">&lt;!ELEMENT medico (especialidad)&gt;</text:p>
            <text:p text:style-name="P19">&lt;!ATTLIST medico nif NMTOKEN #REQUIRED&gt;</text:p>
            <text:p text:style-name="P19">&lt;!ATTLIST medico nombre NMTOKEN #REQUIRED&gt;</text:p>
            <text:p text:style-name="P19">&lt;!ATTLIST medico apellidos NMTOKEN #REQUIRED&gt;</text:p>
            <text:p text:style-name="P19">&lt;!ELEMENT especialidad (#PCDATA)&gt;</text:p>
            <text:p text:style-name="P19">&lt;!ELEMENT paciente (diagnostico)&gt;</text:p>
            <text:p text:style-name="P19">&lt;!ATTLIST paciente nif NMTOKEN #REQUIRED&gt;</text:p>
            <text:p text:style-name="P19">&lt;!ATTLIST paciente nombre NMTOKENS #REQUIRED&gt;</text:p>
            <text:p text:style-name="P19">&lt;!ELEMENT diagnostico (#PCDATA)&gt;</text:p>
            <text:p text:style-name="P19">]&gt;</text:p>
            <text:p text:style-name="P6">&lt;clinicas&gt;</text:p>
            <text:p text:style-name="P6">&lt;clinica nombre ="vista <text:s/>hermosa"&gt;</text:p>
            <text:p text:style-name="P6">&lt;cita fecha="10/10/2010"&gt;</text:p>
            <text:p text:style-name="P6">&lt;medico nif="d16345665465" nombre="pepe" apellidos="moreno"&gt;</text:p>
            <text:p text:style-name="P6">&lt;especialidad&gt;traumatologia&lt;/especialidad&gt;</text:p>
            <text:p text:style-name="P6">&lt;/medico&gt;</text:p>
            <text:p text:style-name="P6">&lt;paciente nif="100000001A" nombre="Drenthe"&gt;</text:p>
            <text:p text:style-name="P6">&lt;diagnostico&gt;ulcera de estómago&lt;/diagnostico&gt;</text:p>
            <text:p text:style-name="P6">&lt;/paciente&gt;</text:p>
            <text:p text:style-name="P6">&lt;/cita&gt;</text:p>
            <text:p text:style-name="P6">&lt;cita fecha="12/10/2010"&gt;</text:p>
            <text:p text:style-name="P6">&lt;medico nif="5258020000B" nombre="luis" apellidos="moreno"&gt;</text:p>
            <text:p text:style-name="P6">&lt;especialidad&gt;traumatologia&lt;/especialidad&gt;</text:p>
            <text:p text:style-name="P6">&lt;/medico&gt;</text:p>
            <text:p text:style-name="P6">&lt;paciente nif="d00000002A" nombre="Mujer de Drenthe"&gt;</text:p>
            <text:p text:style-name="P6">&lt;diagnostico&gt;parto&lt;/diagnostico&gt;</text:p>
            <text:p text:style-name="P6">&lt;/paciente&gt;</text:p>
            <text:p text:style-name="P6">&lt;/cita&gt;</text:p>
            <text:p text:style-name="P6">&lt;/clinica&gt;</text:p>
            <text:p text:style-name="P6">..........................</text:p>
            <text:p text:style-name="P7">&lt;/clinicas&gt;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4- Definir un DTD y su correspondiente fichero <text:s/>XML válido con respecto a éste que almacene la siguiente información para los elementos de la tabla periódica:</text:p>
      <text:p text:style-name="P5">Listado de uno o más átomos, donde cada átomo:</text:p>
      <text:list xml:id="list1664954740" text:style-name="L1">
        <text:list-item>
          <text:p text:style-name="P9">Tiene un atributo estado.</text:p>
        </text:list-item>
        <text:list-item>
          <text:p text:style-name="P9">Un elemento nombre.</text:p>
        </text:list-item>
        <text:list-item>
          <text:p text:style-name="P9">Un elemento símbolo.</text:p>
        </text:list-item>
        <text:list-item>
          <text:p text:style-name="P9">Un elemento número atómico.</text:p>
        </text:list-item>
        <text:list-item>
          <text:p text:style-name="P9">Un elemento peso atómico.</text:p>
        </text:list-item>
        <text:list-item>
          <text:p text:style-name="P9">Un elemento punto de ebullición con un atributo unidades,</text:p>
        </text:list-item>
        <text:list-item>
          <text:p text:style-name="P9">Un elemento punto de fusión con un atributo unidades</text:p>
        </text:list-item>
      </text:list>
      <text:p text:style-name="P10"/>
      <text:p text:style-name="P12">&lt;?xml version="1.0"?&gt;</text:p>
      <text:p text:style-name="P12">&lt;!DOCTYPE tablaPeriodica [</text:p>
      <text:p text:style-name="P12">&lt;!ELEMENT tablaPeriodica (atomo*)&gt;</text:p>
      <text:p text:style-name="P12">&lt;!ELEMENT atomo (nombre, simbolo, numeroAtomico, pesoAtomico, puntoEbullicion, puntoFusion)&gt;</text:p>
      <text:p text:style-name="P12">&lt;!ELEMENT nombre (#PCDATA)&gt;</text:p>
      <text:p text:style-name="P12">&lt;!ELEMENT simbolo (#PCDATA)&gt;</text:p>
      <text:p text:style-name="P12">&lt;!ELEMENT numeroAtomico (#PCDATA)&gt;</text:p>
      <text:p text:style-name="P12">&lt;!ELEMENT pesoAtomico (#PCDATA)&gt;</text:p>
      <text:p text:style-name="P12">&lt;!ELEMENT puntoEbullicion (#PCDATA)&gt;</text:p>
      <text:p text:style-name="P12">&lt;!ATTLIST puntoEbullicion unidades CDATA #REQUIRED&gt;</text:p>
      <text:p text:style-name="P12">&lt;!ELEMENT puntoFusion (#PCDATA)&gt;</text:p>
      <text:p text:style-name="P12">&lt;!ATTLIST puntoFusion unidades CDATA #REQUIRED&gt;</text:p>
      <text:p text:style-name="P12">]&gt;</text:p>
      <text:p text:style-name="P12">&lt;tablaPeriodica&gt;</text:p>
      <text:p text:style-name="P12"><text:s text:c="2"/>&lt;atomo&gt;</text:p>
      <text:p text:style-name="P12"><text:s text:c="4"/>&lt;nombre&gt;&lt;/nombre&gt;</text:p>
      <text:p text:style-name="P12"><text:s text:c="4"/>&lt;simbolo&gt;&lt;/simbolo&gt;</text:p>
      <text:p text:style-name="P12"><text:s text:c="4"/>&lt;numeroAtomico&gt;&lt;/numeroAtomico&gt;</text:p>
      <text:p text:style-name="P12"><text:s text:c="4"/>&lt;pesoAtomico&gt;&lt;/pesoAtomico&gt;</text:p>
      <text:p text:style-name="P12"><text:s text:c="4"/>&lt;puntoEbullicion unidades="y"&gt;&lt;/puntoEbullicion&gt;</text:p>
      <text:p text:style-name="P12"><text:s text:c="4"/>&lt;puntoFusion unidades="x"&gt;&lt;/puntoFusion&gt;</text:p>
      <text:p text:style-name="P12">&lt;/atomo&gt;</text:p>
      <text:p text:style-name="P12">&lt;/tablaPeriodica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initial-creator>a</meta:initial-creator>
    <meta:creation-date>2010-09-13T17:42:35</meta:creation-date>
    <dc:date>2022-10-03T12:55:07.052895093</dc:date>
    <meta:print-date>2011-10-12T16:53:28.63</meta:print-date>
    <dc:language>es-ES</dc:language>
    <meta:editing-cycles>14</meta:editing-cycles>
    <meta:editing-duration>PT2H43M13S</meta:editing-duration>
    <meta:printed-by>e e</meta:printed-by>
    <meta:document-statistic meta:table-count="2" meta:image-count="0" meta:object-count="0" meta:page-count="4" meta:paragraph-count="114" meta:word-count="446" meta:character-count="4138" meta:non-whitespace-character-count="3753"/>
    <meta:user-defined meta:name="Info 1"/>
    <meta:user-defined meta:name="Info 2"/>
    <meta:user-defined meta:name="Info 3"/>
    <meta:user-defined meta:name="Info 4"/>
  </office:meta>
</office:document-meta>
</file>